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language="en" fo:country="AU"/>
    </style:style>
    <style:style style:name="T3" style:parent-style-name="DefaultParagraphFont" style:family="text">
      <style:text-properties fo:language="en" fo:country="AU"/>
    </style:style>
    <style:style style:name="T4" style:parent-style-name="DefaultParagraphFont" style:family="text">
      <style:text-properties fo:language="en" fo:country="AU"/>
    </style:style>
    <style:style style:name="T5" style:parent-style-name="DefaultParagraphFont" style:family="text">
      <style:text-properties fo:language="en" fo:country="AU"/>
    </style:style>
  </office:automatic-styles>
  <office:body>
    <office:text text:use-soft-page-breaks="true">
      <text:p text:style-name="P1"><text:span text:style-name="T2">During the activity myself and another classmate both were assigned the tasks of reading and listening separately. Corey (my classmate) read first and my job was to not listen/interrupt him. Then I read and his job was to act like he was paying very close attention to me. It was very difficult to separate the facts from the opinions due to the amount being read to us at once. This activity made me feel bad for the other person because I was not listening to him, it also made me feel good and appreciated when<text:s/></text:span><text:span text:style-name="T3">Corey</text:span><text:span text:style-name="T4"><text:s/>was listening to me</text:span><text:span text:style-name="T5">. I can definitely see my speaking and listening skills changing as a result from this activity due to knowing what it feels like to not be listened to and not be able to absorb information properly if not listening well. I can definitely see speaking skills changing so that people will be able to pay attention to 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DengXian" style:font-name-complex="Cordia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4pt" fo:background-color="transparent" style:text-underline-type="none" style:text-underline-color="font-color" style:text-emphasize="none" fo:language="en" fo:country="GB"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seph Hunt</meta:initial-creator>
    <dc:creator>Joseph Hunt</dc:creator>
    <meta:creation-date>2022-03-24T07:19:00Z</meta:creation-date>
    <dc:date>2022-03-24T07:57:00Z</dc:date>
    <meta:template xlink:href="Normal" xlink:type="simple"/>
    <meta:editing-cycles>1</meta:editing-cycles>
    <meta:editing-duration>PT840S</meta:editing-duration>
    <meta:document-statistic meta:page-count="1" meta:paragraph-count="1" meta:word-count="128" meta:character-count="858" meta:row-count="6" meta:non-whitespace-character-count="731"/>
  </office:meta>
</office:document-meta>
</file>